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5.637cm" fo:margin-left="1.386cm" table:align="left"/>
    </style:style>
    <style:style style:name="Table2.A" style:family="table-column">
      <style:table-column-properties style:column-width="7.117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3.217cm" fo:margin-left="1.386cm" table:align="left"/>
    </style:style>
    <style:style style:name="Table1.A" style:family="table-column">
      <style:table-column-properties style:column-width="3.217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0.584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637cm" fo:margin-left="1.386cm" table:align="left"/>
    </style:style>
    <style:style style:name="Table4.A" style:family="table-column">
      <style:table-column-properties style:column-width="7.117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ce97" officeooo:paragraph-rsid="000ece97"/>
    </style:style>
    <style:style style:name="P2" style:family="paragraph" style:parent-style-name="Standard">
      <style:text-properties officeooo:rsid="000ece97" officeooo:paragraph-rsid="0011299e"/>
    </style:style>
    <style:style style:name="P3" style:family="paragraph" style:parent-style-name="Standard">
      <style:text-properties officeooo:rsid="000ece97" officeooo:paragraph-rsid="003685df"/>
    </style:style>
    <style:style style:name="P4" style:family="paragraph" style:parent-style-name="Standard">
      <style:text-properties officeooo:rsid="000ece97" officeooo:paragraph-rsid="00686410"/>
    </style:style>
    <style:style style:name="P5" style:family="paragraph" style:parent-style-name="Standard">
      <style:text-properties officeooo:rsid="000ece97" officeooo:paragraph-rsid="006ac962"/>
    </style:style>
    <style:style style:name="P6" style:family="paragraph" style:parent-style-name="Standard">
      <style:text-properties officeooo:rsid="000ece97" officeooo:paragraph-rsid="006ae6a0"/>
    </style:style>
    <style:style style:name="P7" style:family="paragraph" style:parent-style-name="Standard">
      <style:text-properties officeooo:rsid="000ece97" officeooo:paragraph-rsid="00752732"/>
    </style:style>
    <style:style style:name="P8" style:family="paragraph" style:parent-style-name="Standard">
      <style:text-properties officeooo:rsid="000ece97" officeooo:paragraph-rsid="0077afbb"/>
    </style:style>
    <style:style style:name="P9" style:family="paragraph" style:parent-style-name="Standard">
      <style:text-properties officeooo:rsid="000ece97" officeooo:paragraph-rsid="0079b981"/>
    </style:style>
    <style:style style:name="P10" style:family="paragraph" style:parent-style-name="Standard">
      <style:text-properties style:text-underline-style="none" officeooo:rsid="002d2a59" officeooo:paragraph-rsid="003685df"/>
    </style:style>
    <style:style style:name="P11" style:family="paragraph" style:parent-style-name="Standard">
      <style:text-properties style:text-underline-style="none" officeooo:rsid="002d2a59" officeooo:paragraph-rsid="000ece97"/>
    </style:style>
    <style:style style:name="P12" style:family="paragraph" style:parent-style-name="Standard">
      <style:text-properties style:text-underline-style="none" officeooo:rsid="00351e9b" officeooo:paragraph-rsid="000ece97"/>
    </style:style>
    <style:style style:name="P13" style:family="paragraph" style:parent-style-name="Standard">
      <style:text-properties style:text-underline-style="none" officeooo:rsid="00351e9b" officeooo:paragraph-rsid="003685df"/>
    </style:style>
    <style:style style:name="P14" style:family="paragraph" style:parent-style-name="Standard">
      <style:text-properties style:text-underline-style="none" officeooo:rsid="00351e9b" officeooo:paragraph-rsid="006ae6a0"/>
    </style:style>
    <style:style style:name="P15" style:family="paragraph" style:parent-style-name="Standard">
      <style:text-properties fo:font-weight="bold" officeooo:rsid="00686410" officeooo:paragraph-rsid="00686410" style:font-weight-asian="bold" style:font-weight-complex="bold"/>
    </style:style>
    <style:style style:name="P16" style:family="paragraph" style:parent-style-name="Standard">
      <style:text-properties officeooo:rsid="000e8479" officeooo:paragraph-rsid="000e8479"/>
    </style:style>
    <style:style style:name="P17" style:family="paragraph" style:parent-style-name="Standard">
      <style:text-properties fo:font-weight="normal" officeooo:rsid="006ac962" officeooo:paragraph-rsid="006ac962" style:font-weight-asian="normal" style:font-weight-complex="normal"/>
    </style:style>
    <style:style style:name="P18" style:family="paragraph" style:parent-style-name="Standard">
      <style:text-properties officeooo:rsid="00686410" officeooo:paragraph-rsid="00686410"/>
    </style:style>
    <style:style style:name="P19" style:family="paragraph" style:parent-style-name="Standard"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686410" officeooo:paragraph-rsid="00686410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DejaVu Sans" fo:font-size="10pt" fo:font-style="normal" fo:text-shadow="none" style:text-underline-style="none" fo:font-weight="normal" officeooo:rsid="00315bdc" officeooo:paragraph-rsid="003685df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DejaVu Sans" fo:font-size="10pt" fo:font-style="normal" fo:text-shadow="none" style:text-underline-style="none" fo:font-weight="normal" officeooo:rsid="00686410" officeooo:paragraph-rsid="00686410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text-properties officeooo:rsid="007b4311" officeooo:paragraph-rsid="007b4311"/>
    </style:style>
    <style:style style:name="P23" style:family="paragraph" style:parent-style-name="Table_20_Contents">
      <style:text-properties officeooo:rsid="0035f270" officeooo:paragraph-rsid="0035f270"/>
    </style:style>
    <style:style style:name="P24" style:family="paragraph" style:parent-style-name="Table_20_Contents">
      <style:text-properties officeooo:rsid="0035f270" officeooo:paragraph-rsid="003685df"/>
    </style:style>
    <style:style style:name="P25" style:family="paragraph" style:parent-style-name="Table_20_Contents">
      <style:text-properties officeooo:rsid="0035f270" officeooo:paragraph-rsid="0073b5a5"/>
    </style:style>
    <style:style style:name="P26" style:family="paragraph" style:parent-style-name="Table_20_Contents">
      <style:text-properties style:font-name="DejaVu Sans" fo:font-size="10pt" officeooo:rsid="00686410" officeooo:paragraph-rsid="0068641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71f2bd" officeooo:paragraph-rsid="0010c26d" style:font-size-asian="14pt" style:font-weight-asian="bold" style:font-size-complex="14pt" style:font-weight-complex="bold"/>
    </style:style>
    <style:style style:name="T1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800000" style:text-underline-style="solid" style:text-underline-width="auto" style:text-underline-color="font-color" fo:font-weight="bold" officeooo:rsid="001ef54e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6bfcf" style:font-weight-asian="bold" style:font-weight-complex="bold"/>
    </style:style>
    <style:style style:name="T5" style:family="text">
      <style:text-properties fo:font-weight="bold" officeooo:rsid="00686410" style:font-weight-asian="bold" style:font-weight-complex="bold"/>
    </style:style>
    <style:style style:name="T6" style:family="text">
      <style:text-properties fo:font-weight="bold" officeooo:rsid="00696381" style:font-weight-asian="bold" style:font-weight-complex="bold"/>
    </style:style>
    <style:style style:name="T7" style:family="text">
      <style:text-properties fo:font-weight="bold" officeooo:rsid="006ac962" style:font-weight-asian="bold" style:font-weight-complex="bold"/>
    </style:style>
    <style:style style:name="T8" style:family="text">
      <style:text-properties fo:font-weight="bold" officeooo:rsid="006ae6a0" style:font-weight-asian="bold" style:font-weight-complex="bold"/>
    </style:style>
    <style:style style:name="T9" style:family="text">
      <style:text-properties fo:font-weight="bold" officeooo:rsid="007758b1" style:font-weight-asian="bold" style:font-weight-complex="bold"/>
    </style:style>
    <style:style style:name="T10" style:family="text">
      <style:text-properties officeooo:rsid="0011299e"/>
    </style:style>
    <style:style style:name="T11" style:family="text">
      <style:text-properties fo:font-weight="normal" officeooo:rsid="006ac962" style:font-weight-asian="normal" style:font-weight-complex="normal"/>
    </style:style>
    <style:style style:name="T12" style:family="text">
      <style:text-properties fo:font-weight="normal" officeooo:rsid="00752732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2d2a59"/>
    </style:style>
    <style:style style:name="T14" style:family="text">
      <style:text-properties style:text-underline-style="solid" style:text-underline-width="auto" style:text-underline-color="font-color" officeooo:rsid="00351e9b"/>
    </style:style>
    <style:style style:name="T15" style:family="text">
      <style:text-properties style:text-underline-style="solid" style:text-underline-width="auto" style:text-underline-color="font-color" officeooo:rsid="00686410"/>
    </style:style>
    <style:style style:name="T16" style:family="text">
      <style:text-properties style:text-underline-style="solid" style:text-underline-width="auto" style:text-underline-color="font-color" officeooo:rsid="00696381"/>
    </style:style>
    <style:style style:name="T17" style:family="text">
      <style:text-properties style:text-underline-style="solid" style:text-underline-width="auto" style:text-underline-color="font-color" officeooo:rsid="006ae6a0"/>
    </style:style>
    <style:style style:name="T18" style:family="text">
      <style:text-properties style:text-underline-style="none" officeooo:rsid="002d2a59"/>
    </style:style>
    <style:style style:name="T19" style:family="text">
      <style:text-properties style:text-underline-style="none" officeooo:rsid="00351e9b"/>
    </style:style>
    <style:style style:name="T20" style:family="text">
      <style:text-properties style:text-underline-style="none" officeooo:rsid="006ae6a0"/>
    </style:style>
    <style:style style:name="T21" style:family="text">
      <style:text-properties style:text-underline-style="none" fo:font-weight="normal" officeooo:rsid="00752732" style:font-weight-asian="normal" style:font-weight-complex="normal"/>
    </style:style>
    <style:style style:name="T22" style:family="text">
      <style:text-properties officeooo:rsid="00686410"/>
    </style:style>
    <style:style style:name="T23" style:family="text">
      <style:text-properties fo:font-size="11pt" style:text-underline-style="solid" style:text-underline-width="auto" style:text-underline-color="font-color" fo:font-weight="normal" officeooo:rsid="006ac962" style:font-size-asian="11pt" style:font-weight-asian="normal" style:font-size-complex="11pt" style:font-weight-complex="normal"/>
    </style:style>
    <style:style style:name="T24" style:family="text">
      <style:text-properties officeooo:rsid="0073b5a5"/>
    </style:style>
    <style:style style:name="T25" style:family="text">
      <style:text-properties officeooo:rsid="0077afbb"/>
    </style:style>
    <style:style style:name="T26" style:family="text">
      <style:text-properties officeooo:rsid="0084dc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evice Registration</text:p>
      <text:p text:style-name="P16"/>
      <text:p text:style-name="P1"><text:span text:style-name="T1">S</text:span><text:span text:style-name="T2">ervices</text:span> :-</text:p>
      <text:p text:style-name="P22"><text:tab/><text:tab/>User can register device for their project to maintain <text:span text:style-name="T26">every </text:span>events of <text:s/>devices.</text:p>
      <text:p text:style-name="P22"/>
      <text:p text:style-name="P9"><text:s/>Below services are use for <text:span text:style-name="T25">register</text:span> <text:span text:style-name="T25">devices.</text:span></text:p>
      <text:p text:style-name="P9"/>
      <text:p text:style-name="P1"><text:span text:style-name="T3">1. </text:span><text:span text:style-name="T4">Available Device</text:span> :-</text:p>
      <text:p text:style-name="P1"/>
      <text:p text:style-name="P1"><text:s text:c="2"/><text:span text:style-name="T3"><text:s text:c="3"/>A. <text:s/></text:span><text:span text:style-name="T7">Get a</text:span><text:span text:style-name="T5">vailable device</text:span><text:span text:style-name="T9">s</text:span><text:span text:style-name="T3"> :-</text:span></text:p>
      <text:p text:style-name="P8"><text:s text:c="2"/><text:tab/><text:tab/><text:span text:style-name="T10">Using this service, user can view all available devices list or selected device.</text:span></text:p>
      <text:p text:style-name="P1"/>
      <text:p text:style-name="P5"><text:tab/><text:span text:style-name="T23">URL</text:span><text:span text:style-name="T7">: /</text:span><text:span text:style-name="T12">registration</text:span><text:span text:style-name="T7">/</text:span><text:span text:style-name="T11">availabledevice?deviceid=&lt;deviceid&gt;</text:span></text:p>
      <text:p text:style-name="P17"/>
      <text:p text:style-name="P4"><text:tab/><text:span text:style-name="T15">Request Query Parameter</text:span><text:span text:style-name="T22"> : -</text:span></text:p>
      <text:p text:style-name="P18"><text:tab/>deviceid</text:p>
      <text:p text:style-name="P11"/>
      <text:p text:style-name="P1"><text:span text:style-name="T18"><text:tab/></text:span><text:span text:style-name="T14">Response</text:span><text:span text:style-name="T19"> :-</text:span></text:p>
      <text:p text:style-name="P12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data</text:p>
          </table:table-cell>
          <table:table-cell table:style-name="Table2.B1" office:value-type="string">
            <text:p text:style-name="P23">Any data in json format which you want to pass to client. </text:p>
          </table:table-cell>
        </table:table-row>
        <table:table-row>
          <table:table-cell table:style-name="Table2.A2" office:value-type="string">
            <text:p text:style-name="P23">errormessage</text:p>
          </table:table-cell>
          <table:table-cell table:style-name="Table2.B2" office:value-type="string">
            <text:p text:style-name="P25">Contains error message <text:span text:style-name="T24">if registration is failed</text:span>. </text:p>
          </table:table-cell>
        </table:table-row>
      </table:table>
      <text:p text:style-name="P12"/>
      <text:p text:style-name="P15">2. Device</text:p>
      <text:p text:style-name="P2"><text:s text:c="3"/><text:span text:style-name="T3"><text:s text:c="2"/></text:span><text:span text:style-name="T6">A</text:span><text:span text:style-name="T3">. </text:span><text:span text:style-name="T8">Device Registration</text:span></text:p>
      <text:p text:style-name="P2"><text:s text:c="2"/><text:tab/><text:tab/><text:span text:style-name="T10">Using this service, user can register devices detail.</text:span></text:p>
      <text:p text:style-name="P2"/>
      <text:p text:style-name="P7"><text:tab/><text:span text:style-name="T17">URL</text:span><text:span text:style-name="T20"> : /</text:span><text:span text:style-name="T21">registration</text:span><text:span text:style-name="T20">/device</text:span></text:p>
      <text:p text:style-name="P10"><text:tab/><text:tab/></text:p>
      <text:p text:style-name="P3"><text:span text:style-name="T18"><text:tab/></text:span><text:span text:style-name="T13">Request </text:span><text:span text:style-name="T16">Body </text:span><text:span text:style-name="T13">Paramater</text:span><text:span text:style-name="T18"> :-</text:span>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19">devicedbid</text:p>
          </table:table-cell>
        </table:table-row>
        <table:table-row table:style-name="Table1.2">
          <table:table-cell table:style-name="Table1.A2" office:value-type="string">
            <text:p text:style-name="P20">deviceid</text:p>
          </table:table-cell>
        </table:table-row>
        <table:table-row>
          <table:table-cell table:style-name="Table1.A2" office:value-type="string">
            <text:p text:style-name="P26">proto</text:p>
          </table:table-cell>
        </table:table-row>
        <table:table-row>
          <table:table-cell table:style-name="Table1.A2" office:value-type="string">
            <text:p text:style-name="P26">category</text:p>
          </table:table-cell>
        </table:table-row>
        <table:table-row>
          <table:table-cell table:style-name="Table1.A2" office:value-type="string">
            <text:p text:style-name="P26">gatewayid</text:p>
          </table:table-cell>
        </table:table-row>
        <table:table-row>
          <table:table-cell table:style-name="Table1.A2" office:value-type="string">
            <text:p text:style-name="P26">data</text:p>
          </table:table-cell>
        </table:table-row>
        <table:table-row>
          <table:table-cell table:style-name="Table1.A2" office:value-type="string">
            <text:p text:style-name="P21">schematype</text:p>
          </table:table-cell>
        </table:table-row>
        <table:table-row>
          <table:table-cell table:style-name="Table1.A2" office:value-type="string">
            <text:p text:style-name="P21">type</text:p>
          </table:table-cell>
        </table:table-row>
      </table:table>
      <text:p text:style-name="P10"/>
      <text:p text:style-name="P3"><text:span text:style-name="T18"><text:tab/></text:span><text:span text:style-name="T14">Response</text:span><text:span text:style-name="T19"> :-</text:span></text:p>
      <text:p text:style-name="P13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data</text:p>
          </table:table-cell>
          <table:table-cell table:style-name="Table4.B1" office:value-type="string">
            <text:p text:style-name="P24">Any data in json format which you want to pass to client.</text:p>
          </table:table-cell>
        </table:table-row>
        <table:table-row>
          <table:table-cell table:style-name="Table4.A2" office:value-type="string">
            <text:p text:style-name="P24">errormessage</text:p>
          </table:table-cell>
          <table:table-cell table:style-name="Table4.B2" office:value-type="string">
            <text:p text:style-name="P24">Contains error message <text:span text:style-name="T24">if registration is failed</text:span>.</text:p>
          </table:table-cell>
        </table:table-row>
      </table:table>
      <text:p text:style-name="P3"/>
      <text:p text:style-name="P6"><text:s text:c="8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7:19:43.177305887</meta:creation-date>
    <meta:generator>LibreOffice/5.1.6.2$Linux_X86_64 LibreOffice_project/10m0$Build-2</meta:generator>
    <dc:date>2017-03-08T18:33:28.576819631</dc:date>
    <meta:editing-duration>PT6H12M20S</meta:editing-duration>
    <meta:editing-cycles>87</meta:editing-cycles>
    <meta:document-statistic meta:table-count="3" meta:image-count="0" meta:object-count="0" meta:page-count="1" meta:paragraph-count="37" meta:word-count="128" meta:character-count="874" meta:non-whitespace-character-count="735"/>
  </office:meta>
</office:document-meta>
</file>